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x_msonormal" style:master-page-name="MP0" style:family="paragraph">
      <style:paragraph-properties fo:break-before="page" fo:margin-top="0in" fo:margin-bottom="0in" fo:background-color="#FFFFFF"/>
    </style:style>
    <style:style style:name="T2" style:parent-style-name="Tipodeletrapredefinidodoparágrafo" style:family="text">
      <style:text-properties style:font-name="Calibri" style:font-name-complex="Calibri" fo:color="#201F1E"/>
    </style:style>
    <style:style style:name="T3" style:parent-style-name="Tipodeletrapredefinidodoparágrafo" style:family="text">
      <style:text-properties style:font-name="Calibri" style:font-name-complex="Calibri" fo:font-weight="bold" style:font-weight-asian="bold" style:font-weight-complex="bold" fo:color="#201F1E"/>
    </style:style>
    <style:style style:name="T4" style:parent-style-name="Tipodeletrapredefinidodoparágrafo" style:family="text">
      <style:text-properties style:font-name="Calibri" style:font-name-complex="Calibri" fo:color="#201F1E"/>
    </style:style>
    <style:style style:name="P5" style:parent-style-name="x_msonormal" style:family="paragraph">
      <style:paragraph-properties fo:margin-top="0in" fo:margin-bottom="0in" fo:background-color="#FFFFFF"/>
      <style:text-properties style:font-name="Calibri" style:font-name-complex="Calibri" fo:color="#201F1E"/>
    </style:style>
    <style:style style:name="P6" style:parent-style-name="x_msonormal" style:family="paragraph">
      <style:paragraph-properties fo:margin-top="0in" fo:margin-bottom="0in" fo:background-color="#FFFFFF"/>
      <style:text-properties style:font-name="Calibri" style:font-name-complex="Calibri" fo:color="#201F1E"/>
    </style:style>
    <style:style style:name="P7" style:parent-style-name="x_msonormal" style:family="paragraph">
      <style:paragraph-properties fo:margin-top="0in" fo:margin-bottom="0in" fo:background-color="#FFFFFF"/>
      <style:text-properties style:font-name="Calibri" style:font-name-complex="Calibri" fo:color="#201F1E"/>
    </style:style>
    <style:style style:name="P8" style:parent-style-name="x_msolistparagraph" style:list-style-name="LFO1" style:family="paragraph">
      <style:paragraph-properties fo:margin-top="0in" fo:margin-bottom="0in" fo:background-color="#FFFFFF"/>
      <style:text-properties style:font-name="Calibri" style:font-name-complex="Calibri" fo:color="#201F1E"/>
    </style:style>
    <style:style style:name="P9" style:parent-style-name="x_msolistparagraph" style:family="paragraph">
      <style:paragraph-properties fo:margin-top="0in" fo:margin-bottom="0in" fo:margin-left="0.7395in" fo:text-indent="-0.4895in" fo:background-color="#FFFFFF">
        <style:tab-stops/>
      </style:paragraph-properties>
      <style:text-properties style:font-name="Calibri" style:font-name-complex="Calibri" fo:color="#201F1E"/>
    </style:style>
    <style:style style:name="P10" style:parent-style-name="x_msolistparagraph" style:list-style-name="LFO1" style:family="paragraph">
      <style:paragraph-properties fo:margin-top="0in" fo:margin-bottom="0in" fo:background-color="#FFFFFF"/>
      <style:text-properties style:font-name="Calibri" style:font-name-complex="Calibri" fo:color="#201F1E"/>
    </style:style>
    <style:style style:name="P11" style:parent-style-name="x_msolistparagraph" style:family="paragraph">
      <style:paragraph-properties fo:margin-top="0in" fo:margin-bottom="0in" fo:margin-left="0.7395in" fo:background-color="#FFFFFF">
        <style:tab-stops/>
      </style:paragraph-properties>
      <style:text-properties style:font-name="Calibri" style:font-name-complex="Calibri" fo:color="#201F1E"/>
    </style:style>
    <style:style style:name="P12" style:parent-style-name="x_msolistparagraph" style:family="paragraph">
      <style:paragraph-properties fo:margin-top="0in" fo:margin-bottom="0in" fo:margin-left="0.7395in" fo:text-indent="-0.4895in" fo:background-color="#FFFFFF">
        <style:tab-stops/>
      </style:paragraph-properties>
      <style:text-properties style:font-name="Calibri" style:font-name-complex="Calibri" fo:color="#201F1E"/>
    </style:style>
    <style:style style:name="P13" style:parent-style-name="x_msolistparagraph" style:list-style-name="LFO1" style:family="paragraph">
      <style:paragraph-properties fo:margin-top="0in" fo:margin-bottom="0in" fo:background-color="#FFFFFF"/>
      <style:text-properties style:font-name="Calibri" style:font-name-complex="Calibri" fo:color="#201F1E"/>
    </style:style>
    <style:style style:name="P14" style:parent-style-name="x_msolistparagraph" style:family="paragraph">
      <style:paragraph-properties fo:margin-top="0in" fo:margin-bottom="0in" fo:margin-left="0.7395in" fo:text-indent="-0.4895in" fo:background-color="#FFFFFF">
        <style:tab-stops/>
      </style:paragraph-properties>
      <style:text-properties style:font-name="Calibri" style:font-name-complex="Calibri" fo:color="#201F1E"/>
    </style:style>
    <style:style style:name="P15" style:parent-style-name="x_msolistparagraph" style:list-style-name="LFO1" style:family="paragraph">
      <style:paragraph-properties fo:margin-top="0in" fo:margin-bottom="0in" fo:background-color="#FFFFFF"/>
      <style:text-properties style:font-name="Calibri" style:font-name-complex="Calibri" fo:color="#201F1E"/>
    </style:style>
    <style:style style:name="P16" style:parent-style-name="x_msolistparagraph" style:family="paragraph">
      <style:paragraph-properties fo:margin-top="0in" fo:margin-bottom="0in" fo:margin-left="0.7395in" fo:text-indent="-0.4895in" fo:background-color="#FFFFFF">
        <style:tab-stops/>
      </style:paragraph-properties>
      <style:text-properties style:font-name="Calibri" style:font-name-complex="Calibri" fo:color="#201F1E"/>
    </style:style>
    <style:style style:name="P17" style:parent-style-name="x_msolistparagraph" style:list-style-name="LFO1" style:family="paragraph">
      <style:paragraph-properties fo:margin-top="0in" fo:margin-bottom="0in" fo:background-color="#FFFFFF"/>
      <style:text-properties style:font-name="Calibri" style:font-name-complex="Calibri" fo:color="#201F1E"/>
    </style:style>
    <style:style style:name="P18" style:parent-style-name="x_msolistparagraph" style:family="paragraph">
      <style:paragraph-properties fo:margin-top="0in" fo:margin-bottom="0in" fo:margin-left="0.7395in" fo:text-indent="-0.4895in" fo:background-color="#FFFFFF">
        <style:tab-stops/>
      </style:paragraph-properties>
      <style:text-properties style:font-name="Calibri" style:font-name-complex="Calibri" fo:color="#201F1E"/>
    </style:style>
    <style:style style:name="P19" style:parent-style-name="x_msolistparagraph" style:list-style-name="LFO1" style:family="paragraph">
      <style:paragraph-properties fo:margin-top="0in" fo:margin-bottom="0in" fo:background-color="#FFFFFF"/>
      <style:text-properties style:font-name="Calibri" style:font-name-complex="Calibri" fo:color="#201F1E"/>
    </style:style>
    <style:style style:name="P20" style:parent-style-name="x_msonormal" style:family="paragraph">
      <style:paragraph-properties fo:margin-top="0in" fo:margin-bottom="0in" fo:background-color="#FFFFFF"/>
      <style:text-properties style:font-name="Calibri" style:font-name-complex="Calibri" fo:color="#201F1E"/>
    </style:style>
    <style:style style:name="P21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A Vodafone </text:span><text:span text:style-name="T3">instala sempre a TV Box por cabo</text:span><text:span text:style-name="T4"> já que esta é a única forma de garantirmos a estabilidade do Serviço de Televisão, incluindo a visualização de conteúdos em HD e em 4K.</text:span></text:p>
      <text:p text:style-name="P5"> </text:p>
      <text:p text:style-name="P6">Contudo, Caso o Cliente pretenda cancelar o Serviço Tv Net Voz por não instalarmos a VBox por WiFi, e aceite a instabilidade do Serviço de Televisão que daí advenha, poderemos proceder à instalação por wifi, se estiverem reunidas as seguintes condições:</text:p>
      <text:p text:style-name="P7"> </text:p>
      <text:list text:style-name="LFO1" text:continue-numbering="true">
        <text:list-item>
          <text:p text:style-name="P8">Explicar as vantagens de ligar por cabo, que é a garantia de estabilidade de serviço.</text:p>
        </text:list-item>
      </text:list>
      <text:p text:style-name="P9"/>
      <text:list text:style-name="LFO1" text:continue-numbering="true">
        <text:list-item>
          <text:p text:style-name="P10">Router instalado é um dos modelos de Smart Router (Huawei HG8247Q ou Huawei HS8247W)</text:p>
        </text:list-item>
      </text:list>
      <text:p text:style-name="P11">VBox e o router estão em linha de vista (mesma divisão da casa)</text:p>
      <text:p text:style-name="P12"/>
      <text:list text:style-name="LFO1" text:continue-numbering="true">
        <text:list-item>
          <text:p text:style-name="P13">VBox está 3 metros de distância máxima do router</text:p>
        </text:list-item>
      </text:list>
      <text:p text:style-name="P14"/>
      <text:list text:style-name="LFO1" text:continue-numbering="true">
        <text:list-item>
          <text:p text:style-name="P15">Verificar se o serviço fica a funcionar por Wi-Fi com boa qualidade de live TV em HD – Se não ficar, instala por cabo</text:p>
        </text:list-item>
      </text:list>
      <text:p text:style-name="P16"/>
      <text:list text:style-name="LFO1" text:continue-numbering="true">
        <text:list-item>
          <text:p text:style-name="P17">Alertar o cliente que se mover a box para outra divisão não garantimos que o serviço funcione.</text:p>
        </text:list-item>
      </text:list>
      <text:p text:style-name="P18"/>
      <text:list text:style-name="LFO1" text:continue-numbering="true">
        <text:list-item>
          <text:p text:style-name="P19">Registar na GI intervenção que a VBox foi instalada respeitando as condições anteriormente referidas.</text:p>
        </text:list-item>
      </text:list>
      <text:p text:style-name="P20"> 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x_msonormal" style:display-name="x_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style:style style:name="x_msolistparagraph" style:display-name="x_msolist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jose</meta:initial-creator>
    <dc:creator>manuel jose</dc:creator>
    <meta:creation-date>2019-10-22T20:45:00Z</meta:creation-date>
    <dc:date>2019-10-22T20:48:00Z</dc:date>
    <meta:template xlink:href="Normal" xlink:type="simple"/>
    <meta:editing-cycles>1</meta:editing-cycles>
    <meta:editing-duration>PT180S</meta:editing-duration>
    <meta:document-statistic meta:page-count="1" meta:paragraph-count="2" meta:word-count="163" meta:character-count="1043" meta:row-count="7" meta:non-whitespace-character-count="882"/>
  </office:meta>
</office:document-meta>
</file>